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Header">
      <style:text-properties officeooo:rsid="000c7c62" officeooo:paragraph-rsid="000c7c62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</style:style>
    <style:style style:name="P4" style:family="paragraph" style:parent-style-name="Standard">
      <style:paragraph-properties fo:margin-top="0.201cm" fo:margin-bottom="0.201cm" style:contextual-spacing="false" fo:text-align="justify" style:justify-single-word="false"/>
    </style:style>
    <style:style style:name="P5" style:family="paragraph" style:parent-style-name="Standard">
      <style:paragraph-properties fo:margin-top="0.302cm" fo:margin-bottom="0.302cm" style:contextual-spacing="false"/>
      <style:text-properties officeooo:paragraph-rsid="000c7c62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list-style-name="L3">
      <style:paragraph-properties fo:text-align="justify" style:justify-single-word="false"/>
    </style:style>
    <style:style style:name="P8" style:family="paragraph" style:list-style-name="L4">
      <style:paragraph-properties fo:text-align="justify" style:justify-single-word="false"/>
      <style:text-properties officeooo:paragraph-rsid="000c7c62"/>
    </style:style>
    <style:style style:name="P9" style:family="paragraph" style:parent-style-name="Text_20_body" style:list-style-name="L10">
      <style:paragraph-properties fo:text-align="justify" style:justify-single-word="false"/>
    </style:style>
    <style:style style:name="P10" style:family="paragraph" style:list-style-name="L9">
      <style:paragraph-properties fo:text-align="justify" style:justify-single-word="false"/>
    </style:style>
    <style:style style:name="P11" style:family="paragraph" style:list-style-name="L7">
      <style:paragraph-properties fo:text-align="justify" style:justify-single-word="false"/>
    </style:style>
    <style:style style:name="P12" style:family="paragraph" style:parent-style-name="Text_20_body" style:list-style-name="L7">
      <style:paragraph-properties fo:text-align="justify" style:justify-single-word="false"/>
      <style:text-properties officeooo:paragraph-rsid="000c7c62"/>
    </style:style>
    <style:style style:name="P13" style:family="paragraph" style:list-style-name="L6">
      <style:paragraph-properties fo:text-align="justify" style:justify-single-word="false"/>
    </style:style>
    <style:style style:name="P14" style:family="paragraph" style:list-style-name="L5">
      <style:paragraph-properties fo:text-align="justify" style:justify-single-word="false"/>
    </style:style>
    <style:style style:name="P15" style:family="paragraph" style:parent-style-name="Text_20_body" style:list-style-name="L4"/>
    <style:style style:name="P16" style:family="paragraph" style:parent-style-name="Text_20_body">
      <style:text-properties officeooo:paragraph-rsid="000c7c62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0c7c62"/>
    </style:style>
    <style:style style:name="P18" style:family="paragraph" style:parent-style-name="Title">
      <style:paragraph-properties fo:margin-top="0.524cm" fo:margin-bottom="0.312cm" style:contextual-spacing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font-weight="bold" officeooo:rsid="000c7c62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officeooo:rsid="000c7c62" style:font-weight-asian="bold" style:font-weight-complex="bold"/>
    </style:style>
    <style:style style:name="T6" style:family="text">
      <style:text-properties fo:language="en" fo:country="US" officeooo:rsid="000c7c62"/>
    </style:style>
    <style:style style:name="T7" style:family="text">
      <style:text-properties fo:language="en" fo:country="US" officeooo:rsid="000e0309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language="en" fo:country="US"/>
    </style:style>
    <style:style style:name="T11" style:family="text">
      <style:text-properties style:font-name="Liberation Serif" fo:language="en" fo:country="US" fo:font-weight="bold" style:font-weight-asian="bold" style:font-weight-complex="bold"/>
    </style:style>
    <style:style style:name="T12" style:family="text">
      <style:text-properties style:font-name="Liberation Serif" fo:language="en" fo:country="US" fo:font-weight="bold" officeooo:rsid="000c7c62" style:font-weight-asian="bold" style:font-weight-complex="bold"/>
    </style:style>
    <style:style style:name="T13" style:family="text">
      <style:text-properties style:font-name="Liberation Serif" fo:language="en" fo:country="US" officeooo:rsid="000e0309"/>
    </style:style>
    <style:style style:name="T14" style:family="text">
      <style:text-properties style:font-name="Liberation Serif" fo:language="es" fo:country="ES" fo:font-weight="bold" officeooo:rsid="000c7c62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ocumentación de Uso de SASS</text:p>
      <text:p text:style-name="Standard"/>
      <text:h text:style-name="Heading_20_3" text:outline-level="3">Introducción</text:h>
      <text:p text:style-name="P6">Este documento proporciona información sobre cómo configurar y utilizar SASS (Syntactically Awesome Stylesheets) en<text:span text:style-name="T4"> </text:span><text:span text:style-name="T7">un entorno</text:span><text:span text:style-name="T4"> </text:span>de desarrollo local. SASS es un preprocesador de hojas de estilo que facilita la escritura de código CSS más eficiente y mantenible.</text:p>
      <text:p text:style-name="Standard"/>
      <text:h text:style-name="Heading_20_3" text:outline-level="3">Métodos de Configuración</text:h>
      <text:h text:style-name="Heading_20_4" text:outline-level="4"><text:span text:style-name="T1">1. </text:span><text:span text:style-name="Strong_20_Emphasis"><text:span text:style-name="T1">Sass y Node.js:</text:span></text:span></text:h>
      <text:h text:style-name="Heading_20_4" text:outline-level="4">Instalación:</text:h>
      <text:p text:style-name="P6"><text:span text:style-name="T7">T</text:span>ener Node.js instalado <text:span text:style-name="T7">en el </text:span>PC. Luego, ejecuta<text:span text:style-name="T7">r</text:span> el siguiente comando para instalar SASS globalmente:</text:p>
      <text:p text:style-name="Standard"><text:tab/>- <text:span text:style-name="T3">nmp install -</text:span><text:span text:style-name="T5">g sass</text:span></text:p>
      <text:p text:style-name="Standard"><text:span text:style-name="T5"/></text:p>
      <text:h text:style-name="Heading_20_4" text:outline-level="4"><text:span text:style-name="T4">Uso:</text:span></text:h>
      <text:list text:style-name="L3">
        <text:list-item>
          <text:p text:style-name="Text_20_body"><text:span text:style-name="T8">Crea</text:span><text:span text:style-name="T13">r</text:span><text:span text:style-name="T8"> un archivo </text:span><text:span text:style-name="Source_20_Text"><text:span text:style-name="T9">.scss</text:span></text:span><text:span text:style-name="T8"> o </text:span><text:span text:style-name="Source_20_Text"><text:span text:style-name="T9">.sass</text:span></text:span><text:span text:style-name="T8">.</text:span></text:p>
        </text:list-item>
        <text:list-item>
          <text:p text:style-name="Text_20_body">Compila<text:span text:style-name="T7">r</text:span> el archivo a CSS con el siguiente comando:</text:p>
        </text:list-item>
      </text:list>
      <text:p text:style-name="Standard"><text:span text:style-name="T4"><text:tab/>- </text:span><text:span text:style-name="T5">sass input.scss output.css</text:span></text:p>
      <text:p text:style-name="Standard"><text:span text:style-name="T5"/></text:p>
      <text:p text:style-name="P4"><text:span text:style-name="T10"><text:tab/>Utiliza</text:span><text:span text:style-name="T13">r</text:span><text:span text:style-name="T10"> la opción </text:span><text:span text:style-name="Source_20_Text"><text:span text:style-name="T11">--watch</text:span></text:span><text:span text:style-name="T10"> para compilar automáticamente cuando se realicen cambios:</text:span></text:p>
      <text:p text:style-name="P3"><text:span text:style-name="T12"><text:tab/>- sass –watch input.</text:span><text:span text:style-name="T14">scss:output</text:span><text:span text:style-name="T12">.css</text:span></text:p>
      <text:p text:style-name="P2"><text:span text:style-name="T12"/></text:p>
      <text:h text:style-name="Heading_20_4" text:outline-level="4"><text:span text:style-name="T2">2. </text:span><text:span text:style-name="Strong_20_Emphasis"><text:span text:style-name="T2">Ruby y Sass Gem:</text:span></text:span></text:h>
      <text:h text:style-name="Heading_20_4" text:outline-level="4">Instalación:</text:h>
      <text:p text:style-name="Text_20_body">Instala<text:span text:style-name="T7">r</text:span> Ruby en <text:span text:style-name="T7">el</text:span> PC y luego ejecuta<text:span text:style-name="T7">r</text:span> el siguiente comando para instalar la gema Sass:</text:p>
      <text:p text:style-name="P3"><text:tab/>- <text:span text:style-name="T5">gem install sass</text:span></text:p>
      <text:h text:style-name="Heading_20_4" text:outline-level="4"><text:span text:style-name="T4">Uso:</text:span></text:h>
      <text:list text:style-name="L4">
        <text:list-item>
          <text:p text:style-name="Text_20_body"><text:span text:style-name="T8">Crea</text:span><text:span text:style-name="T13">r</text:span><text:span text:style-name="T8"> un archivo </text:span><text:span text:style-name="Source_20_Text"><text:span text:style-name="T9">.scss</text:span></text:span><text:span text:style-name="T8"> o </text:span><text:span text:style-name="Source_20_Text"><text:span text:style-name="T9">.sass</text:span></text:span><text:span text:style-name="T8">.</text:span></text:p>
        </text:list-item>
        <text:list-item>
          <text:p text:style-name="P15">Compila<text:span text:style-name="T7">r</text:span> el archivo a CSS con el siguiente comando:</text:p>
        </text:list-item>
      </text:list>
      <text:p text:style-name="P16"><text:tab/>-<text:span text:style-name="T4"> </text:span><text:span text:style-name="T5">sass input.scss output.css</text:span></text:p>
      <text:p text:style-name="P3"><text:soft-page-break/><text:span text:style-name="T5"/></text:p>
      <text:p text:style-name="Standard"><text:span text:style-name="T4"><text:tab/></text:span><text:span text:style-name="T10">Utiliza</text:span><text:span text:style-name="T13">r</text:span><text:span text:style-name="T10"> la opción </text:span><text:span text:style-name="Source_20_Text"><text:span text:style-name="T11">--watch</text:span></text:span><text:span text:style-name="T10"> para compilar automáticamente: </text:span></text:p>
      <text:p text:style-name="P5"><text:span text:style-name="T12"><text:tab/>- sass –watch input.</text:span><text:span text:style-name="T14">scss:output</text:span><text:span text:style-name="T12">.css</text:span></text:p>
      <text:h text:style-name="Heading_20_4" text:outline-level="4"><text:span text:style-name="Strong_20_Emphasis"><text:span text:style-name="Strong_20_Emphasis"><text:span text:style-name="T6">3. </text:span></text:span></text:span><text:span text:style-name="Strong_20_Emphasis">Prepros:</text:span></text:h>
      <text:h text:style-name="Heading_20_4" text:outline-level="4">Uso:</text:h>
      <text:list text:style-name="L5">
        <text:list-item>
          <text:p text:style-name="Text_20_body">Descarga<text:span text:style-name="T7">r</text:span> e instala<text:span text:style-name="T7">r</text:span> Prepros desde <text:a xlink:type="simple" xlink:href="https://prepros.io/" office:target-frame-name="_new" xlink:show="replace" text:style-name="Internet_20_link" text:visited-style-name="Visited_20_Internet_20_Link">prepros.io</text:a>.</text:p>
        </text:list-item>
        <text:list-item>
          <text:p text:style-name="Text_20_body">Agrega<text:span text:style-name="T7">r</text:span> <text:span text:style-name="T7">el proyecto </text:span>a Prepros y configura<text:span text:style-name="T7">r</text:span> las opciones según sea necesario.</text:p>
        </text:list-item>
        <text:list-item>
          <text:p text:style-name="Text_20_body">Prepros compila automáticamente <text:span text:style-name="T7">los</text:span> archivos SASS al guardar.</text:p>
        </text:list-item>
      </text:list>
      <text:h text:style-name="Heading_20_4" text:outline-level="4">4. <text:span text:style-name="Strong_20_Emphasis">Visual Studio Code (VSCode) y Extensiones:</text:span></text:h>
      <text:h text:style-name="Heading_20_4" text:outline-level="4">Uso:</text:h>
      <text:list text:style-name="L6">
        <text:list-item>
          <text:p text:style-name="Text_20_body">Instala<text:span text:style-name="T7">r</text:span> VSCode desde <text:a xlink:type="simple" xlink:href="https://code.visualstudio.com/" office:target-frame-name="_new" xlink:show="replace" text:style-name="Internet_20_link" text:visited-style-name="Visited_20_Internet_20_Link">code.visualstudio.com</text:a>.</text:p>
        </text:list-item>
        <text:list-item>
          <text:p text:style-name="Text_20_body">Instala<text:span text:style-name="T7">r</text:span> una extensión de SASS, como "Live Sass Compiler" o "Sass".</text:p>
        </text:list-item>
        <text:list-item>
          <text:p text:style-name="Text_20_body"><text:span text:style-name="T8">Configura</text:span><text:span text:style-name="T13">r</text:span><text:span text:style-name="T8"> </text:span><text:span text:style-name="T13">el</text:span><text:span text:style-name="T8"> archivo </text:span><text:span text:style-name="Source_20_Text"><text:span text:style-name="T9">settings.json</text:span></text:span><text:span text:style-name="T8"> según sea necesario.</text:span></text:p>
        </text:list-item>
        <text:list-item>
          <text:p text:style-name="Text_20_body"><text:span text:style-name="T8">Guarda</text:span><text:span text:style-name="T13">r</text:span><text:span text:style-name="T8"> </text:span><text:span text:style-name="T13">el</text:span><text:span text:style-name="T8"> archivo </text:span><text:span text:style-name="Source_20_Text"><text:span text:style-name="T9">.scss</text:span></text:span><text:span text:style-name="T8"> y la extensión </text:span><text:span text:style-name="T13">lo compila </text:span><text:span text:style-name="T8">automáticamente a CSS.</text:span></text:p>
        </text:list-item>
      </text:list>
      <text:h text:style-name="Heading_20_4" text:outline-level="4">5. <text:span text:style-name="Strong_20_Emphasis">Gulp o Grunt:</text:span></text:h>
      <text:h text:style-name="Heading_20_4" text:outline-level="4">Uso:</text:h>
      <text:list text:style-name="L7">
        <text:list-item>
          <text:p text:style-name="Text_20_body">Configura<text:span text:style-name="T7">r</text:span> <text:span text:style-name="T7">el</text:span> proyecto para usar Gulp o Grunt.</text:p>
        </text:list-item>
        <text:list-item>
          <text:p text:style-name="Text_20_body">Agrega<text:span text:style-name="T7">r</text:span> tareas de compilación para SASS.</text:p>
        </text:list-item>
        <text:list-item>
          <text:p text:style-name="P12">Ejecuta<text:span text:style-name="T7">r</text:span> las tareas para compilar automáticamente <text:span text:style-name="T7">los</text:span> archivos SASS.</text:p>
        </text:list-item>
      </text:list>
      <text:p text:style-name="P17"/>
      <text:h text:style-name="Heading_20_3" text:outline-level="3">Recomendaciones Generales</text:h>
      <text:list text:style-name="L10">
        <text:list-item>
          <text:p text:style-name="P9"><text:span text:style-name="Strong_20_Emphasis"><text:span text:style-name="T4">Variables:</text:span></text:span><text:span text:style-name="T4"> Utiliza</text:span><text:span text:style-name="T6">r</text:span><text:span text:style-name="T4"> variables para almacenar valores reutilizables a lo largo del código.</text:span></text:p>
        </text:list-item>
      </text:list>
      <text:list text:style-name="L9">
        <text:list-item>
          <text:p text:style-name="Text_20_body"><text:span text:style-name="Strong_20_Emphasis">Nesting:</text:span> Anida<text:span text:style-name="T6">r</text:span> selectores para mejorar la legibilidad del código.</text:p>
        </text:list-item>
        <text:list-item>
          <text:p text:style-name="Text_20_body"><text:span text:style-name="Strong_20_Emphasis">Mixins:</text:span> Crea<text:span text:style-name="T6">r</text:span> mixins para reutilizar bloques de código.</text:p>
        </text:list-item>
        <text:list-item>
          <text:p text:style-name="Text_20_body"><text:span text:style-name="Strong_20_Emphasis">Estructura del Proyecto:</text:span> Divid<text:span text:style-name="T6">ir</text:span> el código en archivos SASS separados y utili<text:span text:style-name="T6">zar</text:span> la importación según sea necesario.</text:p>
        </text:list-item>
      </text:list>
      <text:p text:style-name="P16"><text:span text:style-name="T12"/></text:p>
      <text:p text:style-name="P5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47cm" fo:margin-bottom="0.3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c62" officeooo:paragraph-rsid="000c7c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Carlos Nieto Hernández<text:tab/><text:tab/>17/11/2023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7:09:37.663000000</meta:creation-date>
    <dc:date>2023-11-17T17:44:31.645000000</dc:date>
    <meta:editing-duration>PT34M5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7" meta:word-count="339" meta:character-count="2147" meta:non-whitespace-character-count="1867"/>
  </office:meta>
</office:document-meta>
</file>